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2*PI()*[.A1]/360" office:value-type="float" office:value="0" calcext:value-type="float">
            <text:p>0</text:p>
          </table:table-cell>
          <table:table-cell table:formula="of:=RAND()/5+1" office:value-type="float" office:value="1.11497372738448" calcext:value-type="float">
            <text:p>1.114973727384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*PI()*[.A2]/360" office:value-type="float" office:value="0.0174532925199433" calcext:value-type="float">
            <text:p>0.0174532925199433</text:p>
          </table:table-cell>
          <table:table-cell table:formula="of:=RAND()/5+1" office:value-type="float" office:value="1.08632157953141" calcext:value-type="float">
            <text:p>1.08632157953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PI()*[.A3]/360" office:value-type="float" office:value="0.0349065850398866" calcext:value-type="float">
            <text:p>0.0349065850398866</text:p>
          </table:table-cell>
          <table:table-cell table:formula="of:=RAND()/5+1" office:value-type="float" office:value="1.19275678111521" calcext:value-type="float">
            <text:p>1.192756781115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*PI()*[.A4]/360" office:value-type="float" office:value="0.0523598775598299" calcext:value-type="float">
            <text:p>0.0523598775598299</text:p>
          </table:table-cell>
          <table:table-cell table:formula="of:=RAND()/5+1" office:value-type="float" office:value="1.18244459594085" calcext:value-type="float">
            <text:p>1.182444595940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*PI()*[.A5]/360" office:value-type="float" office:value="0.0698131700797732" calcext:value-type="float">
            <text:p>0.0698131700797732</text:p>
          </table:table-cell>
          <table:table-cell table:formula="of:=RAND()/5+1" office:value-type="float" office:value="1.17211879269487" calcext:value-type="float">
            <text:p>1.172118792694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*PI()*[.A6]/360" office:value-type="float" office:value="0.0698131700797732" calcext:value-type="float">
            <text:p>0.0698131700797732</text:p>
          </table:table-cell>
          <table:table-cell table:formula="of:=RAND()/5+1" office:value-type="float" office:value="1.04788352239353" calcext:value-type="float">
            <text:p>1.047883522393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*PI()*[.A7]/360" office:value-type="float" office:value="0.0872664625997165" calcext:value-type="float">
            <text:p>0.0872664625997165</text:p>
          </table:table-cell>
          <table:table-cell table:formula="of:=RAND()/5+1" office:value-type="float" office:value="1.00900781873077" calcext:value-type="float">
            <text:p>1.009007818730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*PI()*[.A8]/360" office:value-type="float" office:value="0.10471975511966" calcext:value-type="float">
            <text:p>0.10471975511966</text:p>
          </table:table-cell>
          <table:table-cell table:formula="of:=RAND()/5+1" office:value-type="float" office:value="1.120270430112" calcext:value-type="float">
            <text:p>1.1202704301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*PI()*[.A9]/360" office:value-type="float" office:value="0.122173047639603" calcext:value-type="float">
            <text:p>0.122173047639603</text:p>
          </table:table-cell>
          <table:table-cell table:formula="of:=RAND()/5+1" office:value-type="float" office:value="1.04818585669678" calcext:value-type="float">
            <text:p>1.048185856696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*PI()*[.A10]/360" office:value-type="float" office:value="0.139626340159546" calcext:value-type="float">
            <text:p>0.139626340159546</text:p>
          </table:table-cell>
          <table:table-cell table:formula="of:=RAND()/5+1" office:value-type="float" office:value="1.16056171750634" calcext:value-type="float">
            <text:p>1.160561717506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*PI()*[.A11]/360" office:value-type="float" office:value="0.15707963267949" calcext:value-type="float">
            <text:p>0.15707963267949</text:p>
          </table:table-cell>
          <table:table-cell table:formula="of:=RAND()/5+1" office:value-type="float" office:value="1.11762649855847" calcext:value-type="float">
            <text:p>1.117626498558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*PI()*[.A12]/360" office:value-type="float" office:value="0.174532925199433" calcext:value-type="float">
            <text:p>0.174532925199433</text:p>
          </table:table-cell>
          <table:table-cell table:formula="of:=RAND()/5+1" office:value-type="float" office:value="1.01152629527125" calcext:value-type="float">
            <text:p>1.01152629527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*PI()*[.A13]/360" office:value-type="float" office:value="0.191986217719376" calcext:value-type="float">
            <text:p>0.191986217719376</text:p>
          </table:table-cell>
          <table:table-cell table:formula="of:=RAND()/5+1" office:value-type="float" office:value="1.00187568447357" calcext:value-type="float">
            <text:p>1.001875684473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*PI()*[.A14]/360" office:value-type="float" office:value="0.20943951023932" calcext:value-type="float">
            <text:p>0.20943951023932</text:p>
          </table:table-cell>
          <table:table-cell table:formula="of:=RAND()/5+1" office:value-type="float" office:value="1.05527791813218" calcext:value-type="float">
            <text:p>1.055277918132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*PI()*[.A15]/360" office:value-type="float" office:value="0.226892802759263" calcext:value-type="float">
            <text:p>0.226892802759263</text:p>
          </table:table-cell>
          <table:table-cell table:formula="of:=RAND()/5+1" office:value-type="float" office:value="1.05090170767209" calcext:value-type="float">
            <text:p>1.050901707672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*PI()*[.A16]/360" office:value-type="float" office:value="0.244346095279206" calcext:value-type="float">
            <text:p>0.244346095279206</text:p>
          </table:table-cell>
          <table:table-cell table:formula="of:=RAND()/5+1" office:value-type="float" office:value="1.00631220958007" calcext:value-type="float">
            <text:p>1.006312209580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*PI()*[.A17]/360" office:value-type="float" office:value="0.261799387799149" calcext:value-type="float">
            <text:p>0.261799387799149</text:p>
          </table:table-cell>
          <table:table-cell table:formula="of:=RAND()/5+1" office:value-type="float" office:value="1.139449137565" calcext:value-type="float">
            <text:p>1.1394491375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*PI()*[.A18]/360" office:value-type="float" office:value="0.279252680319093" calcext:value-type="float">
            <text:p>0.279252680319093</text:p>
          </table:table-cell>
          <table:table-cell table:formula="of:=RAND()/5+1" office:value-type="float" office:value="1.17387978888673" calcext:value-type="float">
            <text:p>1.173879788886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*PI()*[.A19]/360" office:value-type="float" office:value="0.296705972839036" calcext:value-type="float">
            <text:p>0.296705972839036</text:p>
          </table:table-cell>
          <table:table-cell table:formula="of:=RAND()/5+1" office:value-type="float" office:value="1.06194402624382" calcext:value-type="float">
            <text:p>1.061944026243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*PI()*[.A20]/360" office:value-type="float" office:value="0.314159265358979" calcext:value-type="float">
            <text:p>0.314159265358979</text:p>
          </table:table-cell>
          <table:table-cell table:formula="of:=RAND()/5+1" office:value-type="float" office:value="1.0970287811281" calcext:value-type="float">
            <text:p>1.09702878112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*PI()*[.A21]/360" office:value-type="float" office:value="0.331612557878923" calcext:value-type="float">
            <text:p>0.331612557878923</text:p>
          </table:table-cell>
          <table:table-cell table:formula="of:=RAND()/5+1" office:value-type="float" office:value="1.19332998887872" calcext:value-type="float">
            <text:p>1.193329988878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*PI()*[.A22]/360" office:value-type="float" office:value="0.349065850398866" calcext:value-type="float">
            <text:p>0.349065850398866</text:p>
          </table:table-cell>
          <table:table-cell table:formula="of:=RAND()/5+1" office:value-type="float" office:value="1.13468327051156" calcext:value-type="float">
            <text:p>1.134683270511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*PI()*[.A23]/360" office:value-type="float" office:value="0.366519142918809" calcext:value-type="float">
            <text:p>0.366519142918809</text:p>
          </table:table-cell>
          <table:table-cell table:formula="of:=RAND()/5+1" office:value-type="float" office:value="1.16666551232147" calcext:value-type="float">
            <text:p>1.166665512321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*PI()*[.A24]/360" office:value-type="float" office:value="0.383972435438753" calcext:value-type="float">
            <text:p>0.383972435438753</text:p>
          </table:table-cell>
          <table:table-cell table:formula="of:=RAND()/5+1" office:value-type="float" office:value="1.15578947747496" calcext:value-type="float">
            <text:p>1.155789477474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*PI()*[.A25]/360" office:value-type="float" office:value="0.401425727958696" calcext:value-type="float">
            <text:p>0.401425727958696</text:p>
          </table:table-cell>
          <table:table-cell table:formula="of:=RAND()/5+1" office:value-type="float" office:value="1.01187267713864" calcext:value-type="float">
            <text:p>1.011872677138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*PI()*[.A26]/360" office:value-type="float" office:value="0.418879020478639" calcext:value-type="float">
            <text:p>0.418879020478639</text:p>
          </table:table-cell>
          <table:table-cell table:formula="of:=RAND()/5+1" office:value-type="float" office:value="1.00968594470637" calcext:value-type="float">
            <text:p>1.009685944706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*PI()*[.A27]/360" office:value-type="float" office:value="0.436332312998582" calcext:value-type="float">
            <text:p>0.436332312998582</text:p>
          </table:table-cell>
          <table:table-cell table:formula="of:=RAND()/5+1" office:value-type="float" office:value="1.08925560044056" calcext:value-type="float">
            <text:p>1.089255600440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*PI()*[.A28]/360" office:value-type="float" office:value="0.453785605518526" calcext:value-type="float">
            <text:p>0.453785605518526</text:p>
          </table:table-cell>
          <table:table-cell table:formula="of:=RAND()/5+1" office:value-type="float" office:value="1.10011437138234" calcext:value-type="float">
            <text:p>1.100114371382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*PI()*[.A29]/360" office:value-type="float" office:value="0.471238898038469" calcext:value-type="float">
            <text:p>0.471238898038469</text:p>
          </table:table-cell>
          <table:table-cell table:formula="of:=RAND()/5+1" office:value-type="float" office:value="1.01387603541615" calcext:value-type="float">
            <text:p>1.013876035416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*PI()*[.A30]/360" office:value-type="float" office:value="0.488692190558412" calcext:value-type="float">
            <text:p>0.488692190558412</text:p>
          </table:table-cell>
          <table:table-cell table:formula="of:=RAND()/5+1" office:value-type="float" office:value="1.05067685256501" calcext:value-type="float">
            <text:p>1.050676852565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2*PI()*[.A31]/360" office:value-type="float" office:value="0.506145483078356" calcext:value-type="float">
            <text:p>0.506145483078356</text:p>
          </table:table-cell>
          <table:table-cell table:formula="of:=RAND()/5+1" office:value-type="float" office:value="1.06165354728892" calcext:value-type="float">
            <text:p>1.061653547288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*PI()*[.A32]/360" office:value-type="float" office:value="0.523598775598299" calcext:value-type="float">
            <text:p>0.523598775598299</text:p>
          </table:table-cell>
          <table:table-cell table:formula="of:=RAND()/5+1" office:value-type="float" office:value="1.09581577887989" calcext:value-type="float">
            <text:p>1.095815778879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*PI()*[.A33]/360" office:value-type="float" office:value="0.541052068118242" calcext:value-type="float">
            <text:p>0.541052068118242</text:p>
          </table:table-cell>
          <table:table-cell table:formula="of:=RAND()/5+1" office:value-type="float" office:value="1.06070304192467" calcext:value-type="float">
            <text:p>1.060703041924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*PI()*[.A34]/360" office:value-type="float" office:value="0.558505360638186" calcext:value-type="float">
            <text:p>0.558505360638186</text:p>
          </table:table-cell>
          <table:table-cell table:formula="of:=RAND()/5+1" office:value-type="float" office:value="1.09998790798763" calcext:value-type="float">
            <text:p>1.099987907987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2*PI()*[.A35]/360" office:value-type="float" office:value="0.575958653158129" calcext:value-type="float">
            <text:p>0.575958653158129</text:p>
          </table:table-cell>
          <table:table-cell table:formula="of:=RAND()/5+1" office:value-type="float" office:value="1.02521594612084" calcext:value-type="float">
            <text:p>1.025215946120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*PI()*[.A36]/360" office:value-type="float" office:value="0.593411945678072" calcext:value-type="float">
            <text:p>0.593411945678072</text:p>
          </table:table-cell>
          <table:table-cell table:formula="of:=RAND()/5+1" office:value-type="float" office:value="1.18026433520297" calcext:value-type="float">
            <text:p>1.180264335202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2*PI()*[.A37]/360" office:value-type="float" office:value="0.610865238198015" calcext:value-type="float">
            <text:p>0.610865238198015</text:p>
          </table:table-cell>
          <table:table-cell table:formula="of:=RAND()/5+1" office:value-type="float" office:value="1.09045855150861" calcext:value-type="float">
            <text:p>1.090458551508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*PI()*[.A38]/360" office:value-type="float" office:value="0.628318530717959" calcext:value-type="float">
            <text:p>0.628318530717959</text:p>
          </table:table-cell>
          <table:table-cell table:formula="of:=RAND()/5+1" office:value-type="float" office:value="1.06457288193227" calcext:value-type="float">
            <text:p>1.064572881932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2*PI()*[.A39]/360" office:value-type="float" office:value="0.645771823237902" calcext:value-type="float">
            <text:p>0.645771823237902</text:p>
          </table:table-cell>
          <table:table-cell table:formula="of:=RAND()/5+1" office:value-type="float" office:value="1.03146153496397" calcext:value-type="float">
            <text:p>1.031461534963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*PI()*[.A40]/360" office:value-type="float" office:value="0.663225115757845" calcext:value-type="float">
            <text:p>0.663225115757845</text:p>
          </table:table-cell>
          <table:table-cell table:formula="of:=RAND()/5+1" office:value-type="float" office:value="1.10908248597319" calcext:value-type="float">
            <text:p>1.109082485973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2*PI()*[.A41]/360" office:value-type="float" office:value="0.680678408277789" calcext:value-type="float">
            <text:p>0.680678408277789</text:p>
          </table:table-cell>
          <table:table-cell table:formula="of:=RAND()/5+1" office:value-type="float" office:value="1.19279850036074" calcext:value-type="float">
            <text:p>1.192798500360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*PI()*[.A42]/360" office:value-type="float" office:value="0.698131700797732" calcext:value-type="float">
            <text:p>0.698131700797732</text:p>
          </table:table-cell>
          <table:table-cell table:formula="of:=RAND()/5+1" office:value-type="float" office:value="1.00892960907716" calcext:value-type="float">
            <text:p>1.008929609077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2*PI()*[.A43]/360" office:value-type="float" office:value="0.715584993317675" calcext:value-type="float">
            <text:p>0.715584993317675</text:p>
          </table:table-cell>
          <table:table-cell table:formula="of:=RAND()/5+1" office:value-type="float" office:value="1.11407924099034" calcext:value-type="float">
            <text:p>1.114079240990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*PI()*[.A44]/360" office:value-type="float" office:value="0.733038285837618" calcext:value-type="float">
            <text:p>0.733038285837618</text:p>
          </table:table-cell>
          <table:table-cell table:formula="of:=RAND()/5+1" office:value-type="float" office:value="1.09632952845992" calcext:value-type="float">
            <text:p>1.096329528459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2*PI()*[.A45]/360" office:value-type="float" office:value="0.750491578357562" calcext:value-type="float">
            <text:p>0.750491578357562</text:p>
          </table:table-cell>
          <table:table-cell table:formula="of:=RAND()/5+1" office:value-type="float" office:value="1.15526511073151" calcext:value-type="float">
            <text:p>1.155265110731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2*PI()*[.A46]/360" office:value-type="float" office:value="0.767944870877505" calcext:value-type="float">
            <text:p>0.767944870877505</text:p>
          </table:table-cell>
          <table:table-cell table:formula="of:=RAND()/5+1" office:value-type="float" office:value="1.13963841826238" calcext:value-type="float">
            <text:p>1.139638418262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2*PI()*[.A47]/360" office:value-type="float" office:value="0.785398163397448" calcext:value-type="float">
            <text:p>0.785398163397448</text:p>
          </table:table-cell>
          <table:table-cell table:formula="of:=RAND()/5+1" office:value-type="float" office:value="1.05646898416318" calcext:value-type="float">
            <text:p>1.056468984163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*PI()*[.A48]/360" office:value-type="float" office:value="0.802851455917392" calcext:value-type="float">
            <text:p>0.802851455917392</text:p>
          </table:table-cell>
          <table:table-cell table:formula="of:=RAND()/5+1" office:value-type="float" office:value="1.15730656756208" calcext:value-type="float">
            <text:p>1.157306567562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2*PI()*[.A49]/360" office:value-type="float" office:value="0.820304748437335" calcext:value-type="float">
            <text:p>0.820304748437335</text:p>
          </table:table-cell>
          <table:table-cell table:formula="of:=RAND()/5+1" office:value-type="float" office:value="1.19441027950369" calcext:value-type="float">
            <text:p>1.194410279503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2*PI()*[.A50]/360" office:value-type="float" office:value="0.837758040957278" calcext:value-type="float">
            <text:p>0.837758040957278</text:p>
          </table:table-cell>
          <table:table-cell table:formula="of:=RAND()/5+1" office:value-type="float" office:value="1.09911647976846" calcext:value-type="float">
            <text:p>1.099116479768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2*PI()*[.A51]/360" office:value-type="float" office:value="0.855211333477221" calcext:value-type="float">
            <text:p>0.855211333477221</text:p>
          </table:table-cell>
          <table:table-cell table:formula="of:=RAND()/5+1" office:value-type="float" office:value="1.011589140943" calcext:value-type="float">
            <text:p>1.0115891409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*PI()*[.A52]/360" office:value-type="float" office:value="0.872664625997165" calcext:value-type="float">
            <text:p>0.872664625997165</text:p>
          </table:table-cell>
          <table:table-cell table:formula="of:=RAND()/5+1" office:value-type="float" office:value="1.03371666234491" calcext:value-type="float">
            <text:p>1.0337166623449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2*PI()*[.A53]/360" office:value-type="float" office:value="0.890117918517108" calcext:value-type="float">
            <text:p>0.890117918517108</text:p>
          </table:table-cell>
          <table:table-cell table:formula="of:=RAND()/5+1" office:value-type="float" office:value="1.02682884576384" calcext:value-type="float">
            <text:p>1.026828845763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*PI()*[.A54]/360" office:value-type="float" office:value="0.907571211037051" calcext:value-type="float">
            <text:p>0.907571211037051</text:p>
          </table:table-cell>
          <table:table-cell table:formula="of:=RAND()/5+1" office:value-type="float" office:value="1.1769597665038" calcext:value-type="float">
            <text:p>1.17695976650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2*PI()*[.A55]/360" office:value-type="float" office:value="0.925024503556995" calcext:value-type="float">
            <text:p>0.925024503556995</text:p>
          </table:table-cell>
          <table:table-cell table:formula="of:=RAND()/5+1" office:value-type="float" office:value="1.03308531157953" calcext:value-type="float">
            <text:p>1.033085311579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*PI()*[.A56]/360" office:value-type="float" office:value="0.942477796076938" calcext:value-type="float">
            <text:p>0.942477796076938</text:p>
          </table:table-cell>
          <table:table-cell table:formula="of:=RAND()/5+1" office:value-type="float" office:value="1.00598570444154" calcext:value-type="float">
            <text:p>1.005985704441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2*PI()*[.A57]/360" office:value-type="float" office:value="0.959931088596881" calcext:value-type="float">
            <text:p>0.959931088596881</text:p>
          </table:table-cell>
          <table:table-cell table:formula="of:=RAND()/5+1" office:value-type="float" office:value="1.15643167139031" calcext:value-type="float">
            <text:p>1.156431671390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2*PI()*[.A58]/360" office:value-type="float" office:value="0.977384381116825" calcext:value-type="float">
            <text:p>0.977384381116825</text:p>
          </table:table-cell>
          <table:table-cell table:formula="of:=RAND()/5+1" office:value-type="float" office:value="1.02924981332651" calcext:value-type="float">
            <text:p>1.029249813326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2*PI()*[.A59]/360" office:value-type="float" office:value="0.994837673636768" calcext:value-type="float">
            <text:p>0.994837673636768</text:p>
          </table:table-cell>
          <table:table-cell table:formula="of:=RAND()/5+1" office:value-type="float" office:value="1.10479012373848" calcext:value-type="float">
            <text:p>1.104790123738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2*PI()*[.A60]/360" office:value-type="float" office:value="1.01229096615671" calcext:value-type="float">
            <text:p>1.01229096615671</text:p>
          </table:table-cell>
          <table:table-cell table:formula="of:=RAND()/5+1" office:value-type="float" office:value="1.14377557906973" calcext:value-type="float">
            <text:p>1.143775579069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2*PI()*[.A61]/360" office:value-type="float" office:value="1.02974425867665" calcext:value-type="float">
            <text:p>1.02974425867665</text:p>
          </table:table-cell>
          <table:table-cell table:formula="of:=RAND()/5+1" office:value-type="float" office:value="1.16157971475678" calcext:value-type="float">
            <text:p>1.161579714756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*PI()*[.A62]/360" office:value-type="float" office:value="1.0471975511966" calcext:value-type="float">
            <text:p>1.0471975511966</text:p>
          </table:table-cell>
          <table:table-cell table:formula="of:=RAND()/5+1" office:value-type="float" office:value="1.16300836641525" calcext:value-type="float">
            <text:p>1.163008366415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2*PI()*[.A63]/360" office:value-type="float" office:value="1.06465084371654" calcext:value-type="float">
            <text:p>1.06465084371654</text:p>
          </table:table-cell>
          <table:table-cell table:formula="of:=RAND()/5+1" office:value-type="float" office:value="1.17083670019371" calcext:value-type="float">
            <text:p>1.170836700193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2*PI()*[.A64]/360" office:value-type="float" office:value="1.08210413623648" calcext:value-type="float">
            <text:p>1.08210413623648</text:p>
          </table:table-cell>
          <table:table-cell table:formula="of:=RAND()/5+1" office:value-type="float" office:value="1.08336021089386" calcext:value-type="float">
            <text:p>1.083360210893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2*PI()*[.A65]/360" office:value-type="float" office:value="1.09955742875643" calcext:value-type="float">
            <text:p>1.09955742875643</text:p>
          </table:table-cell>
          <table:table-cell table:formula="of:=RAND()/5+1" office:value-type="float" office:value="1.0788267726228" calcext:value-type="float">
            <text:p>1.07882677262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2*PI()*[.A66]/360" office:value-type="float" office:value="1.11701072127637" calcext:value-type="float">
            <text:p>1.11701072127637</text:p>
          </table:table-cell>
          <table:table-cell table:formula="of:=RAND()/5+1" office:value-type="float" office:value="1.15656232909242" calcext:value-type="float">
            <text:p>1.156562329092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2*PI()*[.A67]/360" office:value-type="float" office:value="1.13446401379631" calcext:value-type="float">
            <text:p>1.13446401379631</text:p>
          </table:table-cell>
          <table:table-cell table:formula="of:=RAND()/5+1" office:value-type="float" office:value="1.1921763078109" calcext:value-type="float">
            <text:p>1.192176307810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2*PI()*[.A68]/360" office:value-type="float" office:value="1.15191730631626" calcext:value-type="float">
            <text:p>1.15191730631626</text:p>
          </table:table-cell>
          <table:table-cell table:formula="of:=RAND()/5+1" office:value-type="float" office:value="1.04014604039704" calcext:value-type="float">
            <text:p>1.040146040397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2*PI()*[.A69]/360" office:value-type="float" office:value="1.1693705988362" calcext:value-type="float">
            <text:p>1.1693705988362</text:p>
          </table:table-cell>
          <table:table-cell table:formula="of:=RAND()/5+1" office:value-type="float" office:value="1.06337624334654" calcext:value-type="float">
            <text:p>1.063376243346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2*PI()*[.A70]/360" office:value-type="float" office:value="1.18682389135614" calcext:value-type="float">
            <text:p>1.18682389135614</text:p>
          </table:table-cell>
          <table:table-cell table:formula="of:=RAND()/5+1" office:value-type="float" office:value="1.17875003185202" calcext:value-type="float">
            <text:p>1.178750031852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2*PI()*[.A71]/360" office:value-type="float" office:value="1.20427718387609" calcext:value-type="float">
            <text:p>1.20427718387609</text:p>
          </table:table-cell>
          <table:table-cell table:formula="of:=RAND()/5+1" office:value-type="float" office:value="1.19472051949045" calcext:value-type="float">
            <text:p>1.194720519490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2*PI()*[.A72]/360" office:value-type="float" office:value="1.22173047639603" calcext:value-type="float">
            <text:p>1.22173047639603</text:p>
          </table:table-cell>
          <table:table-cell table:formula="of:=RAND()/5+1" office:value-type="float" office:value="1.01581772577786" calcext:value-type="float">
            <text:p>1.015817725777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2*PI()*[.A73]/360" office:value-type="float" office:value="1.23918376891597" calcext:value-type="float">
            <text:p>1.23918376891597</text:p>
          </table:table-cell>
          <table:table-cell table:formula="of:=RAND()/5+1" office:value-type="float" office:value="1.16754142341145" calcext:value-type="float">
            <text:p>1.167541423411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2*PI()*[.A74]/360" office:value-type="float" office:value="1.25663706143592" calcext:value-type="float">
            <text:p>1.25663706143592</text:p>
          </table:table-cell>
          <table:table-cell table:formula="of:=RAND()/5+1" office:value-type="float" office:value="1.11176726245261" calcext:value-type="float">
            <text:p>1.111767262452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2*PI()*[.A75]/360" office:value-type="float" office:value="1.27409035395586" calcext:value-type="float">
            <text:p>1.27409035395586</text:p>
          </table:table-cell>
          <table:table-cell table:formula="of:=RAND()/5+1" office:value-type="float" office:value="1.00650058243319" calcext:value-type="float">
            <text:p>1.006500582433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2*PI()*[.A76]/360" office:value-type="float" office:value="1.2915436464758" calcext:value-type="float">
            <text:p>1.2915436464758</text:p>
          </table:table-cell>
          <table:table-cell table:formula="of:=RAND()/5+1" office:value-type="float" office:value="1.06936289315094" calcext:value-type="float">
            <text:p>1.069362893150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2*PI()*[.A77]/360" office:value-type="float" office:value="1.30899693899575" calcext:value-type="float">
            <text:p>1.30899693899575</text:p>
          </table:table-cell>
          <table:table-cell table:formula="of:=RAND()/5+1" office:value-type="float" office:value="1.19598853435122" calcext:value-type="float">
            <text:p>1.195988534351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2*PI()*[.A78]/360" office:value-type="float" office:value="1.32645023151569" calcext:value-type="float">
            <text:p>1.32645023151569</text:p>
          </table:table-cell>
          <table:table-cell table:formula="of:=RAND()/5+1" office:value-type="float" office:value="1.10003682709172" calcext:value-type="float">
            <text:p>1.100036827091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2*PI()*[.A79]/360" office:value-type="float" office:value="1.34390352403563" calcext:value-type="float">
            <text:p>1.34390352403563</text:p>
          </table:table-cell>
          <table:table-cell table:formula="of:=RAND()/5+1" office:value-type="float" office:value="1.18532573134703" calcext:value-type="float">
            <text:p>1.185325731347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2*PI()*[.A80]/360" office:value-type="float" office:value="1.36135681655558" calcext:value-type="float">
            <text:p>1.36135681655558</text:p>
          </table:table-cell>
          <table:table-cell table:formula="of:=RAND()/5+1" office:value-type="float" office:value="1.02151443526711" calcext:value-type="float">
            <text:p>1.021514435267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2*PI()*[.A81]/360" office:value-type="float" office:value="1.37881010907552" calcext:value-type="float">
            <text:p>1.37881010907552</text:p>
          </table:table-cell>
          <table:table-cell table:formula="of:=RAND()/5+1" office:value-type="float" office:value="1.08605442022077" calcext:value-type="float">
            <text:p>1.086054420220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2*PI()*[.A82]/360" office:value-type="float" office:value="1.39626340159546" calcext:value-type="float">
            <text:p>1.39626340159546</text:p>
          </table:table-cell>
          <table:table-cell table:formula="of:=RAND()/5+1" office:value-type="float" office:value="1.13751709014052" calcext:value-type="float">
            <text:p>1.137517090140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2*PI()*[.A83]/360" office:value-type="float" office:value="1.41371669411541" calcext:value-type="float">
            <text:p>1.41371669411541</text:p>
          </table:table-cell>
          <table:table-cell table:formula="of:=RAND()/5+1" office:value-type="float" office:value="1.09539772236293" calcext:value-type="float">
            <text:p>1.095397722362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2*PI()*[.A84]/360" office:value-type="float" office:value="1.43116998663535" calcext:value-type="float">
            <text:p>1.43116998663535</text:p>
          </table:table-cell>
          <table:table-cell table:formula="of:=RAND()/5+1" office:value-type="float" office:value="1.18120614004869" calcext:value-type="float">
            <text:p>1.181206140048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2*PI()*[.A85]/360" office:value-type="float" office:value="1.44862327915529" calcext:value-type="float">
            <text:p>1.44862327915529</text:p>
          </table:table-cell>
          <table:table-cell table:formula="of:=RAND()/5+1" office:value-type="float" office:value="1.13232400757425" calcext:value-type="float">
            <text:p>1.132324007574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2*PI()*[.A86]/360" office:value-type="float" office:value="1.46607657167524" calcext:value-type="float">
            <text:p>1.46607657167524</text:p>
          </table:table-cell>
          <table:table-cell table:formula="of:=RAND()/5+1" office:value-type="float" office:value="1.03983901370988" calcext:value-type="float">
            <text:p>1.039839013709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2*PI()*[.A87]/360" office:value-type="float" office:value="1.48352986419518" calcext:value-type="float">
            <text:p>1.48352986419518</text:p>
          </table:table-cell>
          <table:table-cell table:formula="of:=RAND()/5+1" office:value-type="float" office:value="1.08956451131321" calcext:value-type="float">
            <text:p>1.089564511313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2*PI()*[.A88]/360" office:value-type="float" office:value="1.50098315671512" calcext:value-type="float">
            <text:p>1.50098315671512</text:p>
          </table:table-cell>
          <table:table-cell table:formula="of:=RAND()/5+1" office:value-type="float" office:value="1.15625285034146" calcext:value-type="float">
            <text:p>1.156252850341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2*PI()*[.A89]/360" office:value-type="float" office:value="1.51843644923507" calcext:value-type="float">
            <text:p>1.51843644923507</text:p>
          </table:table-cell>
          <table:table-cell table:formula="of:=RAND()/5+1" office:value-type="float" office:value="1.15819683474287" calcext:value-type="float">
            <text:p>1.158196834742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2*PI()*[.A90]/360" office:value-type="float" office:value="1.53588974175501" calcext:value-type="float">
            <text:p>1.53588974175501</text:p>
          </table:table-cell>
          <table:table-cell table:formula="of:=RAND()/5+1" office:value-type="float" office:value="1.15563463888174" calcext:value-type="float">
            <text:p>1.155634638881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2*PI()*[.A91]/360" office:value-type="float" office:value="1.55334303427495" calcext:value-type="float">
            <text:p>1.55334303427495</text:p>
          </table:table-cell>
          <table:table-cell table:formula="of:=RAND()/5+1" office:value-type="float" office:value="1.02886348800195" calcext:value-type="float">
            <text:p>1.028863488001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2*PI()*[.A92]/360" office:value-type="float" office:value="1.5707963267949" calcext:value-type="float">
            <text:p>1.5707963267949</text:p>
          </table:table-cell>
          <table:table-cell table:formula="of:=RAND()/5+1" office:value-type="float" office:value="1.12247967709268" calcext:value-type="float">
            <text:p>1.122479677092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2*PI()*[.A93]/360" office:value-type="float" office:value="1.58824961931484" calcext:value-type="float">
            <text:p>1.58824961931484</text:p>
          </table:table-cell>
          <table:table-cell table:formula="of:=RAND()/5+1" office:value-type="float" office:value="1.15532414748653" calcext:value-type="float">
            <text:p>1.155324147486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2*PI()*[.A94]/360" office:value-type="float" office:value="1.60570291183478" calcext:value-type="float">
            <text:p>1.60570291183478</text:p>
          </table:table-cell>
          <table:table-cell table:formula="of:=RAND()/5+1" office:value-type="float" office:value="1.00796082608777" calcext:value-type="float">
            <text:p>1.007960826087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2*PI()*[.A95]/360" office:value-type="float" office:value="1.62315620435473" calcext:value-type="float">
            <text:p>1.62315620435473</text:p>
          </table:table-cell>
          <table:table-cell table:formula="of:=RAND()/5+1" office:value-type="float" office:value="1.09920395770675" calcext:value-type="float">
            <text:p>1.099203957706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2*PI()*[.A96]/360" office:value-type="float" office:value="1.64060949687467" calcext:value-type="float">
            <text:p>1.64060949687467</text:p>
          </table:table-cell>
          <table:table-cell table:formula="of:=RAND()/5+1" office:value-type="float" office:value="1.03674597348864" calcext:value-type="float">
            <text:p>1.036745973488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2*PI()*[.A97]/360" office:value-type="float" office:value="1.65806278939461" calcext:value-type="float">
            <text:p>1.65806278939461</text:p>
          </table:table-cell>
          <table:table-cell table:formula="of:=RAND()/5+1" office:value-type="float" office:value="1.03111790981522" calcext:value-type="float">
            <text:p>1.031117909815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2*PI()*[.A98]/360" office:value-type="float" office:value="1.67551608191456" calcext:value-type="float">
            <text:p>1.67551608191456</text:p>
          </table:table-cell>
          <table:table-cell table:formula="of:=RAND()/5+1" office:value-type="float" office:value="1.04400989301833" calcext:value-type="float">
            <text:p>1.044009893018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2*PI()*[.A99]/360" office:value-type="float" office:value="1.6929693744345" calcext:value-type="float">
            <text:p>1.6929693744345</text:p>
          </table:table-cell>
          <table:table-cell table:formula="of:=RAND()/5+1" office:value-type="float" office:value="1.04069164952969" calcext:value-type="float">
            <text:p>1.040691649529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2*PI()*[.A100]/360" office:value-type="float" office:value="1.71042266695444" calcext:value-type="float">
            <text:p>1.71042266695444</text:p>
          </table:table-cell>
          <table:table-cell table:formula="of:=RAND()/5+1" office:value-type="float" office:value="1.03880548766726" calcext:value-type="float">
            <text:p>1.038805487667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2*PI()*[.A101]/360" office:value-type="float" office:value="1.72787595947439" calcext:value-type="float">
            <text:p>1.72787595947439</text:p>
          </table:table-cell>
          <table:table-cell table:formula="of:=RAND()/5+1" office:value-type="float" office:value="1.07613388081509" calcext:value-type="float">
            <text:p>1.076133880815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*PI()*[.A102]/360" office:value-type="float" office:value="1.74532925199433" calcext:value-type="float">
            <text:p>1.74532925199433</text:p>
          </table:table-cell>
          <table:table-cell table:formula="of:=RAND()/5+1" office:value-type="float" office:value="1.15128372354004" calcext:value-type="float">
            <text:p>1.1512837235400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2*PI()*[.A103]/360" office:value-type="float" office:value="1.76278254451427" calcext:value-type="float">
            <text:p>1.76278254451427</text:p>
          </table:table-cell>
          <table:table-cell table:formula="of:=RAND()/5+1" office:value-type="float" office:value="1.114646642645" calcext:value-type="float">
            <text:p>1.11464664264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2*PI()*[.A104]/360" office:value-type="float" office:value="1.78023583703422" calcext:value-type="float">
            <text:p>1.78023583703422</text:p>
          </table:table-cell>
          <table:table-cell table:formula="of:=RAND()/5+1" office:value-type="float" office:value="1.05009632028429" calcext:value-type="float">
            <text:p>1.050096320284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2*PI()*[.A105]/360" office:value-type="float" office:value="1.79768912955416" calcext:value-type="float">
            <text:p>1.79768912955416</text:p>
          </table:table-cell>
          <table:table-cell table:formula="of:=RAND()/5+1" office:value-type="float" office:value="1.19733725343516" calcext:value-type="float">
            <text:p>1.197337253435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2*PI()*[.A106]/360" office:value-type="float" office:value="1.8151424220741" calcext:value-type="float">
            <text:p>1.8151424220741</text:p>
          </table:table-cell>
          <table:table-cell table:formula="of:=RAND()/5+1" office:value-type="float" office:value="1.06666559091976" calcext:value-type="float">
            <text:p>1.066665590919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2*PI()*[.A107]/360" office:value-type="float" office:value="1.83259571459405" calcext:value-type="float">
            <text:p>1.83259571459405</text:p>
          </table:table-cell>
          <table:table-cell table:formula="of:=RAND()/5+1" office:value-type="float" office:value="1.18446345235767" calcext:value-type="float">
            <text:p>1.1844634523576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2*PI()*[.A108]/360" office:value-type="float" office:value="1.85004900711399" calcext:value-type="float">
            <text:p>1.85004900711399</text:p>
          </table:table-cell>
          <table:table-cell table:formula="of:=RAND()/5+1" office:value-type="float" office:value="1.06353730320069" calcext:value-type="float">
            <text:p>1.0635373032006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2*PI()*[.A109]/360" office:value-type="float" office:value="1.86750229963393" calcext:value-type="float">
            <text:p>1.86750229963393</text:p>
          </table:table-cell>
          <table:table-cell table:formula="of:=RAND()/5+1" office:value-type="float" office:value="1.18695535593155" calcext:value-type="float">
            <text:p>1.186955355931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2*PI()*[.A110]/360" office:value-type="float" office:value="1.88495559215388" calcext:value-type="float">
            <text:p>1.88495559215388</text:p>
          </table:table-cell>
          <table:table-cell table:formula="of:=RAND()/5+1" office:value-type="float" office:value="1.08174458931446" calcext:value-type="float">
            <text:p>1.0817445893144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2*PI()*[.A111]/360" office:value-type="float" office:value="1.90240888467382" calcext:value-type="float">
            <text:p>1.90240888467382</text:p>
          </table:table-cell>
          <table:table-cell table:formula="of:=RAND()/5+1" office:value-type="float" office:value="1.03305019656791" calcext:value-type="float">
            <text:p>1.0330501965679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2*PI()*[.A112]/360" office:value-type="float" office:value="1.91986217719376" calcext:value-type="float">
            <text:p>1.91986217719376</text:p>
          </table:table-cell>
          <table:table-cell table:formula="of:=RAND()/5+1" office:value-type="float" office:value="1.18165969152223" calcext:value-type="float">
            <text:p>1.181659691522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2*PI()*[.A113]/360" office:value-type="float" office:value="1.93731546971371" calcext:value-type="float">
            <text:p>1.93731546971371</text:p>
          </table:table-cell>
          <table:table-cell table:formula="of:=RAND()/5+1" office:value-type="float" office:value="1.08311929042444" calcext:value-type="float">
            <text:p>1.083119290424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2*PI()*[.A114]/360" office:value-type="float" office:value="1.95476876223365" calcext:value-type="float">
            <text:p>1.95476876223365</text:p>
          </table:table-cell>
          <table:table-cell table:formula="of:=RAND()/5+1" office:value-type="float" office:value="1.05339333027843" calcext:value-type="float">
            <text:p>1.0533933302784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2*PI()*[.A115]/360" office:value-type="float" office:value="1.97222205475359" calcext:value-type="float">
            <text:p>1.97222205475359</text:p>
          </table:table-cell>
          <table:table-cell table:formula="of:=RAND()/5+1" office:value-type="float" office:value="1.15085581907195" calcext:value-type="float">
            <text:p>1.1508558190719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2*PI()*[.A116]/360" office:value-type="float" office:value="1.98967534727354" calcext:value-type="float">
            <text:p>1.98967534727354</text:p>
          </table:table-cell>
          <table:table-cell table:formula="of:=RAND()/5+1" office:value-type="float" office:value="1.04092385745311" calcext:value-type="float">
            <text:p>1.040923857453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2*PI()*[.A117]/360" office:value-type="float" office:value="2.00712863979348" calcext:value-type="float">
            <text:p>2.00712863979348</text:p>
          </table:table-cell>
          <table:table-cell table:formula="of:=RAND()/5+1" office:value-type="float" office:value="1.04543077166852" calcext:value-type="float">
            <text:p>1.0454307716685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2*PI()*[.A118]/360" office:value-type="float" office:value="2.02458193231342" calcext:value-type="float">
            <text:p>2.02458193231342</text:p>
          </table:table-cell>
          <table:table-cell table:formula="of:=RAND()/5+1" office:value-type="float" office:value="1.02106687642553" calcext:value-type="float">
            <text:p>1.0210668764255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2*PI()*[.A119]/360" office:value-type="float" office:value="2.04203522483337" calcext:value-type="float">
            <text:p>2.04203522483337</text:p>
          </table:table-cell>
          <table:table-cell table:formula="of:=RAND()/5+1" office:value-type="float" office:value="1.07852327715838" calcext:value-type="float">
            <text:p>1.078523277158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2*PI()*[.A120]/360" office:value-type="float" office:value="2.05948851735331" calcext:value-type="float">
            <text:p>2.05948851735331</text:p>
          </table:table-cell>
          <table:table-cell table:formula="of:=RAND()/5+1" office:value-type="float" office:value="1.05807836709398" calcext:value-type="float">
            <text:p>1.058078367093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2*PI()*[.A121]/360" office:value-type="float" office:value="2.07694180987325" calcext:value-type="float">
            <text:p>2.07694180987325</text:p>
          </table:table-cell>
          <table:table-cell table:formula="of:=RAND()/5+1" office:value-type="float" office:value="1.12874472327796" calcext:value-type="float">
            <text:p>1.128744723277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2*PI()*[.A122]/360" office:value-type="float" office:value="2.0943951023932" calcext:value-type="float">
            <text:p>2.0943951023932</text:p>
          </table:table-cell>
          <table:table-cell table:formula="of:=RAND()/5+1" office:value-type="float" office:value="1.17968392961191" calcext:value-type="float">
            <text:p>1.1796839296119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2*PI()*[.A123]/360" office:value-type="float" office:value="2.11184839491314" calcext:value-type="float">
            <text:p>2.11184839491314</text:p>
          </table:table-cell>
          <table:table-cell table:formula="of:=RAND()/5+1" office:value-type="float" office:value="1.19875586368173" calcext:value-type="float">
            <text:p>1.1987558636817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2*PI()*[.A124]/360" office:value-type="float" office:value="2.12930168743308" calcext:value-type="float">
            <text:p>2.12930168743308</text:p>
          </table:table-cell>
          <table:table-cell table:formula="of:=RAND()/5+1" office:value-type="float" office:value="1.10990569143701" calcext:value-type="float">
            <text:p>1.109905691437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2*PI()*[.A125]/360" office:value-type="float" office:value="2.14675497995303" calcext:value-type="float">
            <text:p>2.14675497995303</text:p>
          </table:table-cell>
          <table:table-cell table:formula="of:=RAND()/5+1" office:value-type="float" office:value="1.15160903310223" calcext:value-type="float">
            <text:p>1.151609033102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2*PI()*[.A126]/360" office:value-type="float" office:value="2.16420827247297" calcext:value-type="float">
            <text:p>2.16420827247297</text:p>
          </table:table-cell>
          <table:table-cell table:formula="of:=RAND()/5+1" office:value-type="float" office:value="1.05745324771332" calcext:value-type="float">
            <text:p>1.057453247713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2*PI()*[.A127]/360" office:value-type="float" office:value="2.18166156499291" calcext:value-type="float">
            <text:p>2.18166156499291</text:p>
          </table:table-cell>
          <table:table-cell table:formula="of:=RAND()/5+1" office:value-type="float" office:value="1.1657046484599" calcext:value-type="float">
            <text:p>1.16570464845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2*PI()*[.A128]/360" office:value-type="float" office:value="2.19911485751286" calcext:value-type="float">
            <text:p>2.19911485751286</text:p>
          </table:table-cell>
          <table:table-cell table:formula="of:=RAND()/5+1" office:value-type="float" office:value="1.15765106489517" calcext:value-type="float">
            <text:p>1.1576510648951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2*PI()*[.A129]/360" office:value-type="float" office:value="2.2165681500328" calcext:value-type="float">
            <text:p>2.2165681500328</text:p>
          </table:table-cell>
          <table:table-cell table:formula="of:=RAND()/5+1" office:value-type="float" office:value="1.16111858116218" calcext:value-type="float">
            <text:p>1.161118581162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2*PI()*[.A130]/360" office:value-type="float" office:value="2.23402144255274" calcext:value-type="float">
            <text:p>2.23402144255274</text:p>
          </table:table-cell>
          <table:table-cell table:formula="of:=RAND()/5+1" office:value-type="float" office:value="1.10500017822386" calcext:value-type="float">
            <text:p>1.1050001782238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2*PI()*[.A131]/360" office:value-type="float" office:value="2.25147473507269" calcext:value-type="float">
            <text:p>2.25147473507269</text:p>
          </table:table-cell>
          <table:table-cell table:formula="of:=RAND()/5+1" office:value-type="float" office:value="1.14667001795705" calcext:value-type="float">
            <text:p>1.146670017957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2*PI()*[.A132]/360" office:value-type="float" office:value="2.26892802759263" calcext:value-type="float">
            <text:p>2.26892802759263</text:p>
          </table:table-cell>
          <table:table-cell table:formula="of:=RAND()/5+1" office:value-type="float" office:value="1.03920379032713" calcext:value-type="float">
            <text:p>1.0392037903271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2*PI()*[.A133]/360" office:value-type="float" office:value="2.28638132011257" calcext:value-type="float">
            <text:p>2.28638132011257</text:p>
          </table:table-cell>
          <table:table-cell table:formula="of:=RAND()/5+1" office:value-type="float" office:value="1.01024717682144" calcext:value-type="float">
            <text:p>1.0102471768214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2*PI()*[.A134]/360" office:value-type="float" office:value="2.30383461263252" calcext:value-type="float">
            <text:p>2.30383461263252</text:p>
          </table:table-cell>
          <table:table-cell table:formula="of:=RAND()/5+1" office:value-type="float" office:value="1.02629347343611" calcext:value-type="float">
            <text:p>1.0262934734361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2*PI()*[.A135]/360" office:value-type="float" office:value="2.32128790515246" calcext:value-type="float">
            <text:p>2.32128790515246</text:p>
          </table:table-cell>
          <table:table-cell table:formula="of:=RAND()/5+1" office:value-type="float" office:value="1.03754298618505" calcext:value-type="float">
            <text:p>1.037542986185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2*PI()*[.A136]/360" office:value-type="float" office:value="2.3387411976724" calcext:value-type="float">
            <text:p>2.3387411976724</text:p>
          </table:table-cell>
          <table:table-cell table:formula="of:=RAND()/5+1" office:value-type="float" office:value="1.09325968177065" calcext:value-type="float">
            <text:p>1.0932596817706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2*PI()*[.A137]/360" office:value-type="float" office:value="2.35619449019235" calcext:value-type="float">
            <text:p>2.35619449019235</text:p>
          </table:table-cell>
          <table:table-cell table:formula="of:=RAND()/5+1" office:value-type="float" office:value="1.06627814124558" calcext:value-type="float">
            <text:p>1.0662781412455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2*PI()*[.A138]/360" office:value-type="float" office:value="2.37364778271229" calcext:value-type="float">
            <text:p>2.37364778271229</text:p>
          </table:table-cell>
          <table:table-cell table:formula="of:=RAND()/5+1" office:value-type="float" office:value="1.04161143657647" calcext:value-type="float">
            <text:p>1.041611436576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2*PI()*[.A139]/360" office:value-type="float" office:value="2.39110107523223" calcext:value-type="float">
            <text:p>2.39110107523223</text:p>
          </table:table-cell>
          <table:table-cell table:formula="of:=RAND()/5+1" office:value-type="float" office:value="1.15491435837692" calcext:value-type="float">
            <text:p>1.154914358376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2*PI()*[.A140]/360" office:value-type="float" office:value="2.40855436775217" calcext:value-type="float">
            <text:p>2.40855436775217</text:p>
          </table:table-cell>
          <table:table-cell table:formula="of:=RAND()/5+1" office:value-type="float" office:value="1.17494364994441" calcext:value-type="float">
            <text:p>1.174943649944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2*PI()*[.A141]/360" office:value-type="float" office:value="2.42600766027212" calcext:value-type="float">
            <text:p>2.42600766027212</text:p>
          </table:table-cell>
          <table:table-cell table:formula="of:=RAND()/5+1" office:value-type="float" office:value="1.06397613353486" calcext:value-type="float">
            <text:p>1.0639761335348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2*PI()*[.A142]/360" office:value-type="float" office:value="2.44346095279206" calcext:value-type="float">
            <text:p>2.44346095279206</text:p>
          </table:table-cell>
          <table:table-cell table:formula="of:=RAND()/5+1" office:value-type="float" office:value="1.02228571737766" calcext:value-type="float">
            <text:p>1.0222857173776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2*PI()*[.A143]/360" office:value-type="float" office:value="2.460914245312" calcext:value-type="float">
            <text:p>2.460914245312</text:p>
          </table:table-cell>
          <table:table-cell table:formula="of:=RAND()/5+1" office:value-type="float" office:value="1.10780197258642" calcext:value-type="float">
            <text:p>1.107801972586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2*PI()*[.A144]/360" office:value-type="float" office:value="2.47836753783195" calcext:value-type="float">
            <text:p>2.47836753783195</text:p>
          </table:table-cell>
          <table:table-cell table:formula="of:=RAND()/5+1" office:value-type="float" office:value="1.09645235580337" calcext:value-type="float">
            <text:p>1.096452355803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2*PI()*[.A145]/360" office:value-type="float" office:value="2.49582083035189" calcext:value-type="float">
            <text:p>2.49582083035189</text:p>
          </table:table-cell>
          <table:table-cell table:formula="of:=RAND()/5+1" office:value-type="float" office:value="1.05667575881021" calcext:value-type="float">
            <text:p>1.056675758810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2*PI()*[.A146]/360" office:value-type="float" office:value="2.51327412287183" calcext:value-type="float">
            <text:p>2.51327412287183</text:p>
          </table:table-cell>
          <table:table-cell table:formula="of:=RAND()/5+1" office:value-type="float" office:value="1.02344828362872" calcext:value-type="float">
            <text:p>1.023448283628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2*PI()*[.A147]/360" office:value-type="float" office:value="2.53072741539178" calcext:value-type="float">
            <text:p>2.53072741539178</text:p>
          </table:table-cell>
          <table:table-cell table:formula="of:=RAND()/5+1" office:value-type="float" office:value="1.11392910396091" calcext:value-type="float">
            <text:p>1.1139291039609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2*PI()*[.A148]/360" office:value-type="float" office:value="2.54818070791172" calcext:value-type="float">
            <text:p>2.54818070791172</text:p>
          </table:table-cell>
          <table:table-cell table:formula="of:=RAND()/5+1" office:value-type="float" office:value="1.07662777640072" calcext:value-type="float">
            <text:p>1.0766277764007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2*PI()*[.A149]/360" office:value-type="float" office:value="2.56563400043166" calcext:value-type="float">
            <text:p>2.56563400043166</text:p>
          </table:table-cell>
          <table:table-cell table:formula="of:=RAND()/5+1" office:value-type="float" office:value="1.18242177525495" calcext:value-type="float">
            <text:p>1.1824217752549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2*PI()*[.A150]/360" office:value-type="float" office:value="2.58308729295161" calcext:value-type="float">
            <text:p>2.58308729295161</text:p>
          </table:table-cell>
          <table:table-cell table:formula="of:=RAND()/5+1" office:value-type="float" office:value="1.06549465662493" calcext:value-type="float">
            <text:p>1.0654946566249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2*PI()*[.A151]/360" office:value-type="float" office:value="2.60054058547155" calcext:value-type="float">
            <text:p>2.60054058547155</text:p>
          </table:table-cell>
          <table:table-cell table:formula="of:=RAND()/5+1" office:value-type="float" office:value="1.19453987874822" calcext:value-type="float">
            <text:p>1.194539878748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2*PI()*[.A152]/360" office:value-type="float" office:value="2.61799387799149" calcext:value-type="float">
            <text:p>2.61799387799149</text:p>
          </table:table-cell>
          <table:table-cell table:formula="of:=RAND()/5+1" office:value-type="float" office:value="1.13479906379795" calcext:value-type="float">
            <text:p>1.1347990637979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2*PI()*[.A153]/360" office:value-type="float" office:value="2.63544717051144" calcext:value-type="float">
            <text:p>2.63544717051144</text:p>
          </table:table-cell>
          <table:table-cell table:formula="of:=RAND()/5+1" office:value-type="float" office:value="1.05773698484492" calcext:value-type="float">
            <text:p>1.0577369848449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2*PI()*[.A154]/360" office:value-type="float" office:value="2.65290046303138" calcext:value-type="float">
            <text:p>2.65290046303138</text:p>
          </table:table-cell>
          <table:table-cell table:formula="of:=RAND()/5+1" office:value-type="float" office:value="1.08769166972415" calcext:value-type="float">
            <text:p>1.087691669724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2*PI()*[.A155]/360" office:value-type="float" office:value="2.67035375555132" calcext:value-type="float">
            <text:p>2.67035375555132</text:p>
          </table:table-cell>
          <table:table-cell table:formula="of:=RAND()/5+1" office:value-type="float" office:value="1.08679212037624" calcext:value-type="float">
            <text:p>1.086792120376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2*PI()*[.A156]/360" office:value-type="float" office:value="2.68780704807127" calcext:value-type="float">
            <text:p>2.68780704807127</text:p>
          </table:table-cell>
          <table:table-cell table:formula="of:=RAND()/5+1" office:value-type="float" office:value="1.08780451223388" calcext:value-type="float">
            <text:p>1.0878045122338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2*PI()*[.A157]/360" office:value-type="float" office:value="2.70526034059121" calcext:value-type="float">
            <text:p>2.70526034059121</text:p>
          </table:table-cell>
          <table:table-cell table:formula="of:=RAND()/5+1" office:value-type="float" office:value="1.0798651011251" calcext:value-type="float">
            <text:p>1.07986510112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2*PI()*[.A158]/360" office:value-type="float" office:value="2.72271363311115" calcext:value-type="float">
            <text:p>2.72271363311115</text:p>
          </table:table-cell>
          <table:table-cell table:formula="of:=RAND()/5+1" office:value-type="float" office:value="1.14943049739222" calcext:value-type="float">
            <text:p>1.1494304973922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2*PI()*[.A159]/360" office:value-type="float" office:value="2.7401669256311" calcext:value-type="float">
            <text:p>2.7401669256311</text:p>
          </table:table-cell>
          <table:table-cell table:formula="of:=RAND()/5+1" office:value-type="float" office:value="1.05197785457389" calcext:value-type="float">
            <text:p>1.051977854573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2*PI()*[.A160]/360" office:value-type="float" office:value="2.75762021815104" calcext:value-type="float">
            <text:p>2.75762021815104</text:p>
          </table:table-cell>
          <table:table-cell table:formula="of:=RAND()/5+1" office:value-type="float" office:value="1.00898150771242" calcext:value-type="float">
            <text:p>1.0089815077124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2*PI()*[.A161]/360" office:value-type="float" office:value="2.77507351067098" calcext:value-type="float">
            <text:p>2.77507351067098</text:p>
          </table:table-cell>
          <table:table-cell table:formula="of:=RAND()/5+1" office:value-type="float" office:value="1.08496082811993" calcext:value-type="float">
            <text:p>1.0849608281199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2*PI()*[.A162]/360" office:value-type="float" office:value="2.79252680319093" calcext:value-type="float">
            <text:p>2.79252680319093</text:p>
          </table:table-cell>
          <table:table-cell table:formula="of:=RAND()/5+1" office:value-type="float" office:value="1.03649287734069" calcext:value-type="float">
            <text:p>1.036492877340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2*PI()*[.A163]/360" office:value-type="float" office:value="2.80998009571087" calcext:value-type="float">
            <text:p>2.80998009571087</text:p>
          </table:table-cell>
          <table:table-cell table:formula="of:=RAND()/5+1" office:value-type="float" office:value="1.01988869142962" calcext:value-type="float">
            <text:p>1.0198886914296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2*PI()*[.A164]/360" office:value-type="float" office:value="2.82743338823081" calcext:value-type="float">
            <text:p>2.82743338823081</text:p>
          </table:table-cell>
          <table:table-cell table:formula="of:=RAND()/5+1" office:value-type="float" office:value="1.14875556307388" calcext:value-type="float">
            <text:p>1.1487555630738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2*PI()*[.A165]/360" office:value-type="float" office:value="2.84488668075076" calcext:value-type="float">
            <text:p>2.84488668075076</text:p>
          </table:table-cell>
          <table:table-cell table:formula="of:=RAND()/5+1" office:value-type="float" office:value="1.11989297801993" calcext:value-type="float">
            <text:p>1.1198929780199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2*PI()*[.A166]/360" office:value-type="float" office:value="2.8623399732707" calcext:value-type="float">
            <text:p>2.8623399732707</text:p>
          </table:table-cell>
          <table:table-cell table:formula="of:=RAND()/5+1" office:value-type="float" office:value="1.16958281973631" calcext:value-type="float">
            <text:p>1.1695828197363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2*PI()*[.A167]/360" office:value-type="float" office:value="2.87979326579064" calcext:value-type="float">
            <text:p>2.87979326579064</text:p>
          </table:table-cell>
          <table:table-cell table:formula="of:=RAND()/5+1" office:value-type="float" office:value="1.11571440667745" calcext:value-type="float">
            <text:p>1.115714406677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2*PI()*[.A168]/360" office:value-type="float" office:value="2.89724655831059" calcext:value-type="float">
            <text:p>2.89724655831059</text:p>
          </table:table-cell>
          <table:table-cell table:formula="of:=RAND()/5+1" office:value-type="float" office:value="1.18229214822176" calcext:value-type="float">
            <text:p>1.182292148221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2*PI()*[.A169]/360" office:value-type="float" office:value="2.91469985083053" calcext:value-type="float">
            <text:p>2.91469985083053</text:p>
          </table:table-cell>
          <table:table-cell table:formula="of:=RAND()/5+1" office:value-type="float" office:value="1.16236255452629" calcext:value-type="float">
            <text:p>1.1623625545262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2*PI()*[.A170]/360" office:value-type="float" office:value="2.93215314335047" calcext:value-type="float">
            <text:p>2.93215314335047</text:p>
          </table:table-cell>
          <table:table-cell table:formula="of:=RAND()/5+1" office:value-type="float" office:value="1.18780606101246" calcext:value-type="float">
            <text:p>1.1878060610124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2*PI()*[.A171]/360" office:value-type="float" office:value="2.94960643587042" calcext:value-type="float">
            <text:p>2.94960643587042</text:p>
          </table:table-cell>
          <table:table-cell table:formula="of:=RAND()/5+1" office:value-type="float" office:value="1.07526676620498" calcext:value-type="float">
            <text:p>1.0752667662049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2*PI()*[.A172]/360" office:value-type="float" office:value="2.96705972839036" calcext:value-type="float">
            <text:p>2.96705972839036</text:p>
          </table:table-cell>
          <table:table-cell table:formula="of:=RAND()/5+1" office:value-type="float" office:value="1.068579651614" calcext:value-type="float">
            <text:p>1.06857965161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2*PI()*[.A173]/360" office:value-type="float" office:value="2.9845130209103" calcext:value-type="float">
            <text:p>2.9845130209103</text:p>
          </table:table-cell>
          <table:table-cell table:formula="of:=RAND()/5+1" office:value-type="float" office:value="1.11311113000613" calcext:value-type="float">
            <text:p>1.1131111300061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2*PI()*[.A174]/360" office:value-type="float" office:value="3.00196631343025" calcext:value-type="float">
            <text:p>3.00196631343025</text:p>
          </table:table-cell>
          <table:table-cell table:formula="of:=RAND()/5+1" office:value-type="float" office:value="1.07968595514677" calcext:value-type="float">
            <text:p>1.0796859551467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2*PI()*[.A175]/360" office:value-type="float" office:value="3.01941960595019" calcext:value-type="float">
            <text:p>3.01941960595019</text:p>
          </table:table-cell>
          <table:table-cell table:formula="of:=RAND()/5+1" office:value-type="float" office:value="1.08746464137391" calcext:value-type="float">
            <text:p>1.0874646413739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2*PI()*[.A176]/360" office:value-type="float" office:value="3.03687289847013" calcext:value-type="float">
            <text:p>3.03687289847013</text:p>
          </table:table-cell>
          <table:table-cell table:formula="of:=RAND()/5+1" office:value-type="float" office:value="1.01876373838604" calcext:value-type="float">
            <text:p>1.018763738386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2*PI()*[.A177]/360" office:value-type="float" office:value="3.05432619099008" calcext:value-type="float">
            <text:p>3.05432619099008</text:p>
          </table:table-cell>
          <table:table-cell table:formula="of:=RAND()/5+1" office:value-type="float" office:value="1.05148294100474" calcext:value-type="float">
            <text:p>1.0514829410047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2*PI()*[.A178]/360" office:value-type="float" office:value="3.07177948351002" calcext:value-type="float">
            <text:p>3.07177948351002</text:p>
          </table:table-cell>
          <table:table-cell table:formula="of:=RAND()/5+1" office:value-type="float" office:value="1.00851191456764" calcext:value-type="float">
            <text:p>1.0085119145676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2*PI()*[.A179]/360" office:value-type="float" office:value="3.08923277602996" calcext:value-type="float">
            <text:p>3.08923277602996</text:p>
          </table:table-cell>
          <table:table-cell table:formula="of:=RAND()/5+1" office:value-type="float" office:value="1.16137468355483" calcext:value-type="float">
            <text:p>1.161374683554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2*PI()*[.A180]/360" office:value-type="float" office:value="3.10668606854991" calcext:value-type="float">
            <text:p>3.10668606854991</text:p>
          </table:table-cell>
          <table:table-cell table:formula="of:=RAND()/5+1" office:value-type="float" office:value="1.06656580865358" calcext:value-type="float">
            <text:p>1.0665658086535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2*PI()*[.A181]/360" office:value-type="float" office:value="3.12413936106985" calcext:value-type="float">
            <text:p>3.12413936106985</text:p>
          </table:table-cell>
          <table:table-cell table:formula="of:=RAND()/5+1" office:value-type="float" office:value="1.16806781467399" calcext:value-type="float">
            <text:p>1.168067814673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2*PI()*[.A182]/360" office:value-type="float" office:value="3.14159265358979" calcext:value-type="float">
            <text:p>3.14159265358979</text:p>
          </table:table-cell>
          <table:table-cell table:formula="of:=RAND()/5+1" office:value-type="float" office:value="1.08282756228851" calcext:value-type="float">
            <text:p>1.0828275622885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2*PI()*[.A183]/360" office:value-type="float" office:value="3.15904594610974" calcext:value-type="float">
            <text:p>3.15904594610974</text:p>
          </table:table-cell>
          <table:table-cell table:formula="of:=RAND()/5+1" office:value-type="float" office:value="1.08635539340693" calcext:value-type="float">
            <text:p>1.0863553934069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2*PI()*[.A184]/360" office:value-type="float" office:value="3.17649923862968" calcext:value-type="float">
            <text:p>3.17649923862968</text:p>
          </table:table-cell>
          <table:table-cell table:formula="of:=RAND()/5+1" office:value-type="float" office:value="1.04836181389665" calcext:value-type="float">
            <text:p>1.0483618138966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2*PI()*[.A185]/360" office:value-type="float" office:value="3.19395253114962" calcext:value-type="float">
            <text:p>3.19395253114962</text:p>
          </table:table-cell>
          <table:table-cell table:formula="of:=RAND()/5+1" office:value-type="float" office:value="1.11259234650595" calcext:value-type="float">
            <text:p>1.1125923465059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2*PI()*[.A186]/360" office:value-type="float" office:value="3.21140582366957" calcext:value-type="float">
            <text:p>3.21140582366957</text:p>
          </table:table-cell>
          <table:table-cell table:formula="of:=RAND()/5+1" office:value-type="float" office:value="1.07499793836833" calcext:value-type="float">
            <text:p>1.0749979383683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2*PI()*[.A187]/360" office:value-type="float" office:value="3.22885911618951" calcext:value-type="float">
            <text:p>3.22885911618951</text:p>
          </table:table-cell>
          <table:table-cell table:formula="of:=RAND()/5+1" office:value-type="float" office:value="1.17469214817901" calcext:value-type="float">
            <text:p>1.174692148179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2*PI()*[.A188]/360" office:value-type="float" office:value="3.24631240870945" calcext:value-type="float">
            <text:p>3.24631240870945</text:p>
          </table:table-cell>
          <table:table-cell table:formula="of:=RAND()/5+1" office:value-type="float" office:value="1.12882797031534" calcext:value-type="float">
            <text:p>1.1288279703153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2*PI()*[.A189]/360" office:value-type="float" office:value="3.2637657012294" calcext:value-type="float">
            <text:p>3.2637657012294</text:p>
          </table:table-cell>
          <table:table-cell table:formula="of:=RAND()/5+1" office:value-type="float" office:value="1.04676714360085" calcext:value-type="float">
            <text:p>1.0467671436008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2*PI()*[.A190]/360" office:value-type="float" office:value="3.28121899374934" calcext:value-type="float">
            <text:p>3.28121899374934</text:p>
          </table:table-cell>
          <table:table-cell table:formula="of:=RAND()/5+1" office:value-type="float" office:value="1.02903663416089" calcext:value-type="float">
            <text:p>1.0290366341608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2*PI()*[.A191]/360" office:value-type="float" office:value="3.29867228626928" calcext:value-type="float">
            <text:p>3.29867228626928</text:p>
          </table:table-cell>
          <table:table-cell table:formula="of:=RAND()/5+1" office:value-type="float" office:value="1.02747554689277" calcext:value-type="float">
            <text:p>1.027475546892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2*PI()*[.A192]/360" office:value-type="float" office:value="3.31612557878923" calcext:value-type="float">
            <text:p>3.31612557878923</text:p>
          </table:table-cell>
          <table:table-cell table:formula="of:=RAND()/5+1" office:value-type="float" office:value="1.0631561527137" calcext:value-type="float">
            <text:p>1.063156152713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2*PI()*[.A193]/360" office:value-type="float" office:value="3.33357887130917" calcext:value-type="float">
            <text:p>3.33357887130917</text:p>
          </table:table-cell>
          <table:table-cell table:formula="of:=RAND()/5+1" office:value-type="float" office:value="1.00062875485413" calcext:value-type="float">
            <text:p>1.000628754854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2*PI()*[.A194]/360" office:value-type="float" office:value="3.35103216382911" calcext:value-type="float">
            <text:p>3.35103216382911</text:p>
          </table:table-cell>
          <table:table-cell table:formula="of:=RAND()/5+1" office:value-type="float" office:value="1.17070910357233" calcext:value-type="float">
            <text:p>1.1707091035723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2*PI()*[.A195]/360" office:value-type="float" office:value="3.36848545634906" calcext:value-type="float">
            <text:p>3.36848545634906</text:p>
          </table:table-cell>
          <table:table-cell table:formula="of:=RAND()/5+1" office:value-type="float" office:value="1.15383468958371" calcext:value-type="float">
            <text:p>1.1538346895837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2*PI()*[.A196]/360" office:value-type="float" office:value="3.385938748869" calcext:value-type="float">
            <text:p>3.385938748869</text:p>
          </table:table-cell>
          <table:table-cell table:formula="of:=RAND()/5+1" office:value-type="float" office:value="1.02191086295747" calcext:value-type="float">
            <text:p>1.0219108629574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2*PI()*[.A197]/360" office:value-type="float" office:value="3.40339204138894" calcext:value-type="float">
            <text:p>3.40339204138894</text:p>
          </table:table-cell>
          <table:table-cell table:formula="of:=RAND()/5+1" office:value-type="float" office:value="1.19440604894579" calcext:value-type="float">
            <text:p>1.1944060489457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2*PI()*[.A198]/360" office:value-type="float" office:value="3.42084533390889" calcext:value-type="float">
            <text:p>3.42084533390889</text:p>
          </table:table-cell>
          <table:table-cell table:formula="of:=RAND()/5+1" office:value-type="float" office:value="1.17617721355729" calcext:value-type="float">
            <text:p>1.1761772135572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2*PI()*[.A199]/360" office:value-type="float" office:value="3.43829862642883" calcext:value-type="float">
            <text:p>3.43829862642883</text:p>
          </table:table-cell>
          <table:table-cell table:formula="of:=RAND()/5+1" office:value-type="float" office:value="1.13373059919708" calcext:value-type="float">
            <text:p>1.1337305991970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2*PI()*[.A200]/360" office:value-type="float" office:value="3.45575191894877" calcext:value-type="float">
            <text:p>3.45575191894877</text:p>
          </table:table-cell>
          <table:table-cell table:formula="of:=RAND()/5+1" office:value-type="float" office:value="1.06492738113505" calcext:value-type="float">
            <text:p>1.064927381135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2*PI()*[.A201]/360" office:value-type="float" office:value="3.47320521146872" calcext:value-type="float">
            <text:p>3.47320521146872</text:p>
          </table:table-cell>
          <table:table-cell table:formula="of:=RAND()/5+1" office:value-type="float" office:value="1.01905780715055" calcext:value-type="float">
            <text:p>1.019057807150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*PI()*[.A202]/360" office:value-type="float" office:value="3.49065850398866" calcext:value-type="float">
            <text:p>3.49065850398866</text:p>
          </table:table-cell>
          <table:table-cell table:formula="of:=RAND()/5+1" office:value-type="float" office:value="1.15573223630158" calcext:value-type="float">
            <text:p>1.1557322363015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2*PI()*[.A203]/360" office:value-type="float" office:value="3.5081117965086" calcext:value-type="float">
            <text:p>3.5081117965086</text:p>
          </table:table-cell>
          <table:table-cell table:formula="of:=RAND()/5+1" office:value-type="float" office:value="1.03917306983908" calcext:value-type="float">
            <text:p>1.0391730698390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2*PI()*[.A204]/360" office:value-type="float" office:value="3.52556508902855" calcext:value-type="float">
            <text:p>3.52556508902855</text:p>
          </table:table-cell>
          <table:table-cell table:formula="of:=RAND()/5+1" office:value-type="float" office:value="1.19854736968763" calcext:value-type="float">
            <text:p>1.1985473696876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2*PI()*[.A205]/360" office:value-type="float" office:value="3.54301838154849" calcext:value-type="float">
            <text:p>3.54301838154849</text:p>
          </table:table-cell>
          <table:table-cell table:formula="of:=RAND()/5+1" office:value-type="float" office:value="1.03298987687127" calcext:value-type="float">
            <text:p>1.0329898768712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2*PI()*[.A206]/360" office:value-type="float" office:value="3.56047167406843" calcext:value-type="float">
            <text:p>3.56047167406843</text:p>
          </table:table-cell>
          <table:table-cell table:formula="of:=RAND()/5+1" office:value-type="float" office:value="1.12099298656725" calcext:value-type="float">
            <text:p>1.1209929865672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2*PI()*[.A207]/360" office:value-type="float" office:value="3.57792496658838" calcext:value-type="float">
            <text:p>3.57792496658838</text:p>
          </table:table-cell>
          <table:table-cell table:formula="of:=RAND()/5+1" office:value-type="float" office:value="1.03035980236974" calcext:value-type="float">
            <text:p>1.0303598023697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2*PI()*[.A208]/360" office:value-type="float" office:value="3.59537825910832" calcext:value-type="float">
            <text:p>3.59537825910832</text:p>
          </table:table-cell>
          <table:table-cell table:formula="of:=RAND()/5+1" office:value-type="float" office:value="1.09315283572785" calcext:value-type="float">
            <text:p>1.0931528357278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2*PI()*[.A209]/360" office:value-type="float" office:value="3.61283155162826" calcext:value-type="float">
            <text:p>3.61283155162826</text:p>
          </table:table-cell>
          <table:table-cell table:formula="of:=RAND()/5+1" office:value-type="float" office:value="1.15211462409645" calcext:value-type="float">
            <text:p>1.1521146240964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2*PI()*[.A210]/360" office:value-type="float" office:value="3.63028484414821" calcext:value-type="float">
            <text:p>3.63028484414821</text:p>
          </table:table-cell>
          <table:table-cell table:formula="of:=RAND()/5+1" office:value-type="float" office:value="1.05582742066802" calcext:value-type="float">
            <text:p>1.0558274206680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2*PI()*[.A211]/360" office:value-type="float" office:value="3.64773813666815" calcext:value-type="float">
            <text:p>3.64773813666815</text:p>
          </table:table-cell>
          <table:table-cell table:formula="of:=RAND()/5+1" office:value-type="float" office:value="1.1766210287859" calcext:value-type="float">
            <text:p>1.176621028785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2*PI()*[.A212]/360" office:value-type="float" office:value="3.66519142918809" calcext:value-type="float">
            <text:p>3.66519142918809</text:p>
          </table:table-cell>
          <table:table-cell table:formula="of:=RAND()/5+1" office:value-type="float" office:value="1.07773075396288" calcext:value-type="float">
            <text:p>1.0777307539628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2*PI()*[.A213]/360" office:value-type="float" office:value="3.68264472170804" calcext:value-type="float">
            <text:p>3.68264472170804</text:p>
          </table:table-cell>
          <table:table-cell table:formula="of:=RAND()/5+1" office:value-type="float" office:value="1.13496273875959" calcext:value-type="float">
            <text:p>1.134962738759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2*PI()*[.A214]/360" office:value-type="float" office:value="3.70009801422798" calcext:value-type="float">
            <text:p>3.70009801422798</text:p>
          </table:table-cell>
          <table:table-cell table:formula="of:=RAND()/5+1" office:value-type="float" office:value="1.06564046512328" calcext:value-type="float">
            <text:p>1.0656404651232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2*PI()*[.A215]/360" office:value-type="float" office:value="3.71755130674792" calcext:value-type="float">
            <text:p>3.71755130674792</text:p>
          </table:table-cell>
          <table:table-cell table:formula="of:=RAND()/5+1" office:value-type="float" office:value="1.01474134777914" calcext:value-type="float">
            <text:p>1.0147413477791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2*PI()*[.A216]/360" office:value-type="float" office:value="3.73500459926787" calcext:value-type="float">
            <text:p>3.73500459926787</text:p>
          </table:table-cell>
          <table:table-cell table:formula="of:=RAND()/5+1" office:value-type="float" office:value="1.12903163436783" calcext:value-type="float">
            <text:p>1.1290316343678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2*PI()*[.A217]/360" office:value-type="float" office:value="3.75245789178781" calcext:value-type="float">
            <text:p>3.75245789178781</text:p>
          </table:table-cell>
          <table:table-cell table:formula="of:=RAND()/5+1" office:value-type="float" office:value="1.02293233821079" calcext:value-type="float">
            <text:p>1.0229323382107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2*PI()*[.A218]/360" office:value-type="float" office:value="3.76991118430775" calcext:value-type="float">
            <text:p>3.76991118430775</text:p>
          </table:table-cell>
          <table:table-cell table:formula="of:=RAND()/5+1" office:value-type="float" office:value="1.11230792538493" calcext:value-type="float">
            <text:p>1.1123079253849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2*PI()*[.A219]/360" office:value-type="float" office:value="3.7873644768277" calcext:value-type="float">
            <text:p>3.7873644768277</text:p>
          </table:table-cell>
          <table:table-cell table:formula="of:=RAND()/5+1" office:value-type="float" office:value="1.12749022513807" calcext:value-type="float">
            <text:p>1.1274902251380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2*PI()*[.A220]/360" office:value-type="float" office:value="3.80481776934764" calcext:value-type="float">
            <text:p>3.80481776934764</text:p>
          </table:table-cell>
          <table:table-cell table:formula="of:=RAND()/5+1" office:value-type="float" office:value="1.0860949892424" calcext:value-type="float">
            <text:p>1.08609498924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2*PI()*[.A221]/360" office:value-type="float" office:value="3.82227106186758" calcext:value-type="float">
            <text:p>3.82227106186758</text:p>
          </table:table-cell>
          <table:table-cell table:formula="of:=RAND()/5+1" office:value-type="float" office:value="1.0754414323975" calcext:value-type="float">
            <text:p>1.07544143239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2*PI()*[.A222]/360" office:value-type="float" office:value="3.83972435438753" calcext:value-type="float">
            <text:p>3.83972435438753</text:p>
          </table:table-cell>
          <table:table-cell table:formula="of:=RAND()/5+1" office:value-type="float" office:value="1.15052940522576" calcext:value-type="float">
            <text:p>1.1505294052257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2*PI()*[.A223]/360" office:value-type="float" office:value="3.85717764690747" calcext:value-type="float">
            <text:p>3.85717764690747</text:p>
          </table:table-cell>
          <table:table-cell table:formula="of:=RAND()/5+1" office:value-type="float" office:value="1.14515191363683" calcext:value-type="float">
            <text:p>1.1451519136368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2*PI()*[.A224]/360" office:value-type="float" office:value="3.87463093942741" calcext:value-type="float">
            <text:p>3.87463093942741</text:p>
          </table:table-cell>
          <table:table-cell table:formula="of:=RAND()/5+1" office:value-type="float" office:value="1.0088853326482" calcext:value-type="float">
            <text:p>1.008885332648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2*PI()*[.A225]/360" office:value-type="float" office:value="3.89208423194735" calcext:value-type="float">
            <text:p>3.89208423194735</text:p>
          </table:table-cell>
          <table:table-cell table:formula="of:=RAND()/5+1" office:value-type="float" office:value="1.01561586952301" calcext:value-type="float">
            <text:p>1.015615869523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2*PI()*[.A226]/360" office:value-type="float" office:value="3.9095375244673" calcext:value-type="float">
            <text:p>3.9095375244673</text:p>
          </table:table-cell>
          <table:table-cell table:formula="of:=RAND()/5+1" office:value-type="float" office:value="1.01923233389667" calcext:value-type="float">
            <text:p>1.0192323338966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2*PI()*[.A227]/360" office:value-type="float" office:value="3.92699081698724" calcext:value-type="float">
            <text:p>3.92699081698724</text:p>
          </table:table-cell>
          <table:table-cell table:formula="of:=RAND()/5+1" office:value-type="float" office:value="1.10573916476749" calcext:value-type="float">
            <text:p>1.1057391647674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2*PI()*[.A228]/360" office:value-type="float" office:value="3.94444410950718" calcext:value-type="float">
            <text:p>3.94444410950718</text:p>
          </table:table-cell>
          <table:table-cell table:formula="of:=RAND()/5+1" office:value-type="float" office:value="1.02758378869914" calcext:value-type="float">
            <text:p>1.0275837886991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2*PI()*[.A229]/360" office:value-type="float" office:value="3.96189740202713" calcext:value-type="float">
            <text:p>3.96189740202713</text:p>
          </table:table-cell>
          <table:table-cell table:formula="of:=RAND()/5+1" office:value-type="float" office:value="1.13389260289577" calcext:value-type="float">
            <text:p>1.1338926028957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2*PI()*[.A230]/360" office:value-type="float" office:value="3.97935069454707" calcext:value-type="float">
            <text:p>3.97935069454707</text:p>
          </table:table-cell>
          <table:table-cell table:formula="of:=RAND()/5+1" office:value-type="float" office:value="1.1252624824694" calcext:value-type="float">
            <text:p>1.125262482469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2*PI()*[.A231]/360" office:value-type="float" office:value="3.99680398706701" calcext:value-type="float">
            <text:p>3.99680398706701</text:p>
          </table:table-cell>
          <table:table-cell table:formula="of:=RAND()/5+1" office:value-type="float" office:value="1.0693575890195" calcext:value-type="float">
            <text:p>1.069357589019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2*PI()*[.A232]/360" office:value-type="float" office:value="4.01425727958696" calcext:value-type="float">
            <text:p>4.01425727958696</text:p>
          </table:table-cell>
          <table:table-cell table:formula="of:=RAND()/5+1" office:value-type="float" office:value="1.11515415837273" calcext:value-type="float">
            <text:p>1.1151541583727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2*PI()*[.A233]/360" office:value-type="float" office:value="4.0317105721069" calcext:value-type="float">
            <text:p>4.0317105721069</text:p>
          </table:table-cell>
          <table:table-cell table:formula="of:=RAND()/5+1" office:value-type="float" office:value="1.00034544495737" calcext:value-type="float">
            <text:p>1.0003454449573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2*PI()*[.A234]/360" office:value-type="float" office:value="4.04916386462685" calcext:value-type="float">
            <text:p>4.04916386462685</text:p>
          </table:table-cell>
          <table:table-cell table:formula="of:=RAND()/5+1" office:value-type="float" office:value="1.09180140349396" calcext:value-type="float">
            <text:p>1.0918014034939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2*PI()*[.A235]/360" office:value-type="float" office:value="4.06661715714679" calcext:value-type="float">
            <text:p>4.06661715714679</text:p>
          </table:table-cell>
          <table:table-cell table:formula="of:=RAND()/5+1" office:value-type="float" office:value="1.01723829804175" calcext:value-type="float">
            <text:p>1.017238298041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2*PI()*[.A236]/360" office:value-type="float" office:value="4.08407044966673" calcext:value-type="float">
            <text:p>4.08407044966673</text:p>
          </table:table-cell>
          <table:table-cell table:formula="of:=RAND()/5+1" office:value-type="float" office:value="1.19044158489653" calcext:value-type="float">
            <text:p>1.1904415848965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2*PI()*[.A237]/360" office:value-type="float" office:value="4.10152374218667" calcext:value-type="float">
            <text:p>4.10152374218667</text:p>
          </table:table-cell>
          <table:table-cell table:formula="of:=RAND()/5+1" office:value-type="float" office:value="1.03025565553667" calcext:value-type="float">
            <text:p>1.0302556555366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2*PI()*[.A238]/360" office:value-type="float" office:value="4.11897703470662" calcext:value-type="float">
            <text:p>4.11897703470662</text:p>
          </table:table-cell>
          <table:table-cell table:formula="of:=RAND()/5+1" office:value-type="float" office:value="1.1461663936711" calcext:value-type="float">
            <text:p>1.146166393671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2*PI()*[.A239]/360" office:value-type="float" office:value="4.13643032722656" calcext:value-type="float">
            <text:p>4.13643032722656</text:p>
          </table:table-cell>
          <table:table-cell table:formula="of:=RAND()/5+1" office:value-type="float" office:value="1.02118832805602" calcext:value-type="float">
            <text:p>1.0211883280560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2*PI()*[.A240]/360" office:value-type="float" office:value="4.1538836197465" calcext:value-type="float">
            <text:p>4.1538836197465</text:p>
          </table:table-cell>
          <table:table-cell table:formula="of:=RAND()/5+1" office:value-type="float" office:value="1.08877748494945" calcext:value-type="float">
            <text:p>1.0887774849494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2*PI()*[.A241]/360" office:value-type="float" office:value="4.17133691226645" calcext:value-type="float">
            <text:p>4.17133691226645</text:p>
          </table:table-cell>
          <table:table-cell table:formula="of:=RAND()/5+1" office:value-type="float" office:value="1.13096609793518" calcext:value-type="float">
            <text:p>1.130966097935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2*PI()*[.A242]/360" office:value-type="float" office:value="4.18879020478639" calcext:value-type="float">
            <text:p>4.18879020478639</text:p>
          </table:table-cell>
          <table:table-cell table:formula="of:=RAND()/5+1" office:value-type="float" office:value="1.17731116462373" calcext:value-type="float">
            <text:p>1.177311164623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09:39:17.438854424</meta:creation-date>
    <dc:date>2024-01-17T09:42:18.858892001</dc:date>
    <meta:editing-duration>PT3M2S</meta:editing-duration>
    <meta:editing-cycles>1</meta:editing-cycles>
    <meta:document-statistic meta:table-count="1" meta:cell-count="726" meta:object-count="0"/>
    <meta:generator>LibreOffice/7.6.4.1$Linux_X86_64 LibreOffice_project/60$Build-1</meta:generator>
  </office:meta>
</office:document-meta>
</file>